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3815in" svg:y="7.0346in">
            <draw:object draw:notify-on-update-of-ranges="'Analisi di Dettaglio'.B23:'Analisi di Dettaglio'.B28 'Analisi di Dettaglio'.C23:'Analisi di Dettaglio'.C2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24in" svg:y="7.0039in">
            <draw:object draw:notify-on-update-of-ranges="'Analisi di Dettaglio'.B32:'Analisi di Dettaglio'.B38 'Analisi di Dettaglio'.C31:'Analisi di Dettaglio'.C31 'Analisi di Dettaglio'.C32:'Analisi di Dettaglio'.C38 'Analisi di Dettaglio'.D31:'Analisi di Dettaglio'.D31 'Analisi di Dettaglio'.D32:'Analisi di Dettaglio'.D38 'Analisi di Dettaglio'.E31:'Analisi di Dettaglio'.E31 'Analisi di Dettaglio'.E32:'Analisi di Dettaglio'.E38 'Analisi di Dettaglio'.F31:'Analisi di Dettaglio'.F31 'Analisi di Dettaglio'.F32:'Analisi di Dettaglio'.F38 'Analisi di Dettaglio'.G31:'Analisi di Dettaglio'.G31 'Analisi di Dettaglio'.G32:'Analisi di Dettaglio'.G38 'Analisi di Dettaglio'.H31:'Analisi di Dettaglio'.H31 'Analisi di Dettaglio'.H32:'Analisi di Dettaglio'.H3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8425in" svg:y="7.0465in">
            <draw:object draw:notify-on-update-of-ranges="'Analisi di Dettaglio'.L17:'Analisi di Dettaglio'.Q17 'Analisi di Dettaglio'.K18:'Analisi di Dettaglio'.K18 'Analisi di Dettaglio'.L18:'Analisi di Dettaglio'.Q18 'Analisi di Dettaglio'.K19:'Analisi di Dettaglio'.K19 'Analisi di Dettaglio'.L19:'Analisi di Dettaglio'.Q1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5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5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1];[.E14])" office:value-type="float" office:value="21" calcext:value-type="float">
            <text:p>2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9]" office:value-type="float" office:value="2" calcext:value-type="float">
            <text:p>2</text:p>
          </table:table-cell>
          <table:table-cell table:formula="of:=[.D39]" office:value-type="float" office:value="8" calcext:value-type="float">
            <text:p>8</text:p>
          </table:table-cell>
          <table:table-cell table:formula="of:=[.E39]" office:value-type="float" office:value="10" calcext:value-type="float">
            <text:p>1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2])" office:value-type="float" office:value="5" calcext:value-type="float">
            <text:p>5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8:.E19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4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23]*[.D23]" office:value-type="float" office:value="60" calcext:value-type="float">
            <text:p>60</text:p>
          </table:table-cell>
          <table:table-cell/>
          <table:table-cell table:style-name="ce1"/>
          <table:table-cell table:number-columns-repeated="3"/>
          <table:table-cell table:style-name="ce2" office:value-type="string" calcext:value-type="string">
            <text:p>Responsabile</text:p>
          </table:table-cell>
          <table:table-cell table:formula="of:=[.L19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L23]*[.M2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4]*[.D24]" office:value-type="float" office:value="160" calcext:value-type="float">
            <text:p>1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9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L24]*[.M2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25]*[.D25]" office:value-type="float" office:value="250" calcext:value-type="float">
            <text:p>25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9]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L25]*[.M25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6]*[.D2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9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26]*[.M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7]*[.D2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9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7]*[.M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2];[.E11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28]*[.D28]" office:value-type="float" office:value="90" calcext:value-type="float">
            <text:p>9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9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L28]*[.M28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3:.C28])" office:value-type="float" office:value="26" calcext:value-type="float">
            <text:p>26</text:p>
          </table:table-cell>
          <table:table-cell table:style-name="ce3"/>
          <table:table-cell table:style-name="ce3" table:formula="of:=SUM([.E23:.E28])" office:value-type="float" office:value="560" calcext:value-type="float">
            <text:p>56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3:.L28])" office:value-type="float" office:value="64" calcext:value-type="float">
            <text:p>64</text:p>
          </table:table-cell>
          <table:table-cell table:style-name="ce3"/>
          <table:table-cell table:style-name="ce3" table:formula="of:=SUM([.N23:.N28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2:.H32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style-name="ce8" table:formula="of:=SUM([.L32:.Q32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C33:.H33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8" table:formula="of:=SUM([.L33:.Q33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4:.H34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8" table:formula="of:=SUM([.L34:.Q34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8" table:formula="of:=SUM([.C35:.H35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8" table:formula="of:=SUM([.L35:.Q35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6:.H36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6:.Q36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7:.H37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37:.Q37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8:.H38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3" table:formula="of:=SUM([.C32:.C38])" office:value-type="float" office:value="2" calcext:value-type="float">
            <text:p>2</text:p>
          </table:table-cell>
          <table:table-cell table:style-name="ce3" table:formula="of:=SUM([.D32:.D38])" office:value-type="float" office:value="8" calcext:value-type="float">
            <text:p>8</text:p>
          </table:table-cell>
          <table:table-cell table:style-name="ce3" table:formula="of:=SUM([.E32:.E38])" office:value-type="float" office:value="10" calcext:value-type="float">
            <text:p>10</text:p>
          </table:table-cell>
          <table:table-cell table:style-name="ce3" table:formula="of:=SUM([.F32:.F38])" office:value-type="float" office:value="0" calcext:value-type="float">
            <text:p>0</text:p>
          </table:table-cell>
          <table:table-cell table:style-name="ce3" table:formula="of:=SUM([.G32:.G38])" office:value-type="float" office:value="0" calcext:value-type="float">
            <text:p>0</text:p>
          </table:table-cell>
          <table:table-cell table:style-name="ce3" table:formula="of:=SUM([.H32:.H38])" office:value-type="float" office:value="6" calcext:value-type="float">
            <text:p>6</text:p>
          </table:table-cell>
          <table:table-cell table:number-columns-repeated="3"/>
          <table:table-cell table:style-name="ce3" table:formula="of:=SUM([.L32:.L38])" office:value-type="float" office:value="10" calcext:value-type="float">
            <text:p>10</text:p>
          </table:table-cell>
          <table:table-cell table:style-name="ce3" table:formula="of:=SUM([.M32:.M38])" office:value-type="float" office:value="6" calcext:value-type="float">
            <text:p>6</text:p>
          </table:table-cell>
          <table:table-cell table:style-name="ce3" table:formula="of:=SUM([.N32:.N38])" office:value-type="float" office:value="30" calcext:value-type="float">
            <text:p>30</text:p>
          </table:table-cell>
          <table:table-cell table:style-name="ce3" table:formula="of:=SUM([.O32:.O38])" office:value-type="float" office:value="0" calcext:value-type="float">
            <text:p>0</text:p>
          </table:table-cell>
          <table:table-cell table:style-name="ce3" table:formula="of:=SUM([.P32:.P38])" office:value-type="float" office:value="0" calcext:value-type="float">
            <text:p>0</text:p>
          </table:table-cell>
          <table:table-cell table:style-name="ce3" table:formula="of:=SUM([.Q32:.Q38])" office:value-type="float" office:value="18" calcext:value-type="float">
            <text:p>18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657in" svg:y="5.548in">
            <draw:object draw:notify-on-update-of-ranges="'Progettazione Architetturale'.B24:'Progettazione Architetturale'.B30 'Progettazione Architetturale'.C23:'Progettazione Architetturale'.C23 'Progettazione Architetturale'.C24:'Progettazione Architetturale'.C30 'Progettazione Architetturale'.D23:'Progettazione Architetturale'.D23 'Progettazione Architetturale'.D24:'Progettazione Architetturale'.D30 'Progettazione Architetturale'.E23:'Progettazione Architetturale'.E23 'Progettazione Architetturale'.E24:'Progettazione Architetturale'.E30 'Progettazione Architetturale'.F23:'Progettazione Architetturale'.F23 'Progettazione Architetturale'.F24:'Progettazione Architetturale'.F30 'Progettazione Architetturale'.G23:'Progettazione Architetturale'.G23 'Progettazione Architetturale'.G24:'Progettazione Architetturale'.G30 'Progettazione Architetturale'.H23:'Progettazione Architetturale'.H23 'Progettazione Architetturale'.H24:'Progettazione Architetturale'.H3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4201in" svg:y="5.6028in">
            <draw:object draw:notify-on-update-of-ranges="'Progettazione Architetturale'.B15:'Progettazione Architetturale'.B20 'Progettazione Architetturale'.C15:'Progettazione Architetturale'.C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4.1079in" svg:y="5.2378in">
            <draw:object draw:notify-on-update-of-ranges="'Progettazione Architetturale'.K9:'Progettazione Architetturale'.K9 'Progettazione Architetturale'.L9:'Progettazione Architetturale'.Q9 'Progettazione Architetturale'.K10:'Progettazione Architetturale'.K10 'Progettazione Architetturale'.L10:'Progettazione Architetturale'.Q10 'Progettazione Architetturale'.K11:'Progettazione Architetturale'.K11 'Progettazione Architetturale'.L11:'Progettazione Architetturale'.Q11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8])" office:value-type="float" office:value="61" calcext:value-type="float">
            <text:p>6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1]" office:value-type="float" office:value="2" calcext:value-type="float">
            <text:p>2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59" calcext:value-type="float">
            <text:p>59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)" office:value-type="float" office:value="20" calcext:value-type="float">
            <text:p>20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0:.E11])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8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15]*[.D15]" office:value-type="float" office:value="60" calcext:value-type="float">
            <text:p>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1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L15]*[.M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6]*[.D1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6]*[.M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7]*[.D1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1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7]*[.M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18]*[.D18]" office:value-type="float" office:value="1298" calcext:value-type="float">
            <text:p>129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1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18]*[.M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1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C20]*[.D20]" office:value-type="float" office:value="300" calcext:value-type="float">
            <text:p>30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1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0]*[.M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5:.C20])" office:value-type="float" office:value="81" calcext:value-type="float">
            <text:p>81</text:p>
          </table:table-cell>
          <table:table-cell table:style-name="ce3"/>
          <table:table-cell table:style-name="ce3" table:formula="of:=SUM([.E15:.E20])" office:value-type="float" office:value="1658" calcext:value-type="float">
            <text:p>1658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5:.L20])" office:value-type="float" office:value="0" calcext:value-type="float">
            <text:p>0</text:p>
          </table:table-cell>
          <table:table-cell table:style-name="ce3"/>
          <table:table-cell table:style-name="ce3" table:formula="of:=SUM([.N15:.N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4:.H24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6"/>
          <table:table-cell table:style-name="ce8" table:formula="of:=SUM([.L24:.Q2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5:.H25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6"/>
          <table:table-cell table:style-name="ce8" table:formula="of:=SUM([.L25:.Q2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6:.H26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6"/>
          <table:table-cell table:style-name="ce8" table:formula="of:=SUM([.L26:.Q2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C27:.H27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6"/>
          <table:table-cell table:style-name="ce8" table:formula="of:=SUM([.L27:.Q2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8:.H28])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6"/>
          <table:table-cell table:style-name="ce8" table:formula="of:=SUM([.L28:.Q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9:.H29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6"/>
          <table:table-cell table:style-name="ce8" table:formula="of:=SUM([.L29:.Q2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30:.H30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6"/>
          <table:table-cell table:style-name="ce8" table:formula="of:=SUM([.L30:.Q3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SUM([.C24:.C30])" office:value-type="float" office:value="2" calcext:value-type="float">
            <text:p>2</text:p>
          </table:table-cell>
          <table:table-cell table:style-name="ce3" table:formula="of:=SUM([.D24:.D30])" office:value-type="float" office:value="0" calcext:value-type="float">
            <text:p>0</text:p>
          </table:table-cell>
          <table:table-cell table:style-name="ce3" table:formula="of:=SUM([.E24:.E30])" office:value-type="float" office:value="0" calcext:value-type="float">
            <text:p>0</text:p>
          </table:table-cell>
          <table:table-cell table:style-name="ce3" table:formula="of:=SUM([.F24:.F30])" office:value-type="float" office:value="59" calcext:value-type="float">
            <text:p>59</text:p>
          </table:table-cell>
          <table:table-cell table:style-name="ce3" table:formula="of:=SUM([.G24:.G30])" office:value-type="float" office:value="0" calcext:value-type="float">
            <text:p>0</text:p>
          </table:table-cell>
          <table:table-cell table:style-name="ce3" table:formula="of:=SUM([.H24:.H30])" office:value-type="float" office:value="20" calcext:value-type="float">
            <text:p>20</text:p>
          </table:table-cell>
          <table:table-cell table:number-columns-repeated="3"/>
          <table:table-cell table:style-name="ce3" table:formula="of:=SUM([.L24:.L30])" office:value-type="float" office:value="0" calcext:value-type="float">
            <text:p>0</text:p>
          </table:table-cell>
          <table:table-cell table:style-name="ce3" table:formula="of:=SUM([.M24:.M30])" office:value-type="float" office:value="0" calcext:value-type="float">
            <text:p>0</text:p>
          </table:table-cell>
          <table:table-cell table:style-name="ce3" table:formula="of:=SUM([.N24:.N30])" office:value-type="float" office:value="0" calcext:value-type="float">
            <text:p>0</text:p>
          </table:table-cell>
          <table:table-cell table:style-name="ce3" table:formula="of:=SUM([.O24:.O30])" office:value-type="float" office:value="0" calcext:value-type="float">
            <text:p>0</text:p>
          </table:table-cell>
          <table:table-cell table:style-name="ce3" table:formula="of:=SUM([.P24:.P30])" office:value-type="float" office:value="0" calcext:value-type="float">
            <text:p>0</text:p>
          </table:table-cell>
          <table:table-cell table:style-name="ce3" table:formula="of:=SUM([.Q24:.Q30])" office:value-type="float" office:value="0" calcext:value-type="float">
            <text:p>0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9445in">
            <draw:object draw:notify-on-update-of-ranges="'Progettazione di Dettaglio'.B17:'Progettazione di Dettaglio'.B22 'Progettazione di Dettaglio'.C17:'Progettazione di Dettaglio'.C2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551in" svg:y="5.9366in">
            <draw:object draw:notify-on-update-of-ranges="'Progettazione di Dettaglio'.B26:'Progettazione di Dettaglio'.B32 'Progettazione di Dettaglio'.C25:'Progettazione di Dettaglio'.C25 'Progettazione di Dettaglio'.C26:'Progettazione di Dettaglio'.C32 'Progettazione di Dettaglio'.D25:'Progettazione di Dettaglio'.D25 'Progettazione di Dettaglio'.D26:'Progettazione di Dettaglio'.D32 'Progettazione di Dettaglio'.E25:'Progettazione di Dettaglio'.E25 'Progettazione di Dettaglio'.E26:'Progettazione di Dettaglio'.E32 'Progettazione di Dettaglio'.F25:'Progettazione di Dettaglio'.F25 'Progettazione di Dettaglio'.F26:'Progettazione di Dettaglio'.F32 'Progettazione di Dettaglio'.G25:'Progettazione di Dettaglio'.G25 'Progettazione di Dettaglio'.G26:'Progettazione di Dettaglio'.G32 'Progettazione di Dettaglio'.H25:'Progettazione di Dettaglio'.H25 'Progettazione di Dettaglio'.H26:'Progettazione di Dettaglio'.H3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4.2465in" svg:y="5.561in">
            <draw:object draw:notify-on-update-of-ranges="'Progettazione di Dettaglio'.K11:'Progettazione di Dettaglio'.K11 'Progettazione di Dettaglio'.L11:'Progettazione di Dettaglio'.Q11 'Progettazione di Dettaglio'.K12:'Progettazione di Dettaglio'.K12 'Progettazione di Dettaglio'.L12:'Progettazione di Dettaglio'.Q12 'Progettazione di Dettaglio'.K13:'Progettazione di Dettaglio'.K13 'Progettazione di Dettaglio'.L13:'Progettazione di Dettaglio'.Q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2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3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)" office:value-type="float" office:value="104" calcext:value-type="float">
            <text:p>104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3]" office:value-type="float" office:value="4" calcext:value-type="float">
            <text:p>4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)" office:value-type="float" office:value="34" calcext:value-type="float">
            <text:p>34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2:.E13])" office:value-type="float" office:value="138" calcext:value-type="float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9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0" calcext:value-type="float">
            <text:p>12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L17]*[.M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8]*[.D18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8]*[.M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2200" calcext:value-type="float">
            <text:p>220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3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20]*[.M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1]*[.D21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3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1]*[.M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)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510" calcext:value-type="float">
            <text:p>51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3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2]*[.M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138" calcext:value-type="float">
            <text:p>138</text:p>
          </table:table-cell>
          <table:table-cell table:style-name="ce3"/>
          <table:table-cell table:style-name="ce3" table:formula="of:=SUM([.E17:.E22])" office:value-type="float" office:value="2830" calcext:value-type="float">
            <text:p>283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7:.L22])" office:value-type="float" office:value="0" calcext:value-type="float">
            <text:p>0</text:p>
          </table:table-cell>
          <table:table-cell table:style-name="ce3"/>
          <table:table-cell table:style-name="ce3" table:formula="of:=SUM([.N17:.N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6:.H26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6"/>
          <table:table-cell table:style-name="ce8" table:formula="of:=SUM([.L26:.Q2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C27:.H27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6"/>
          <table:table-cell table:style-name="ce8" table:formula="of:=SUM([.L27:.Q2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8:.H28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6"/>
          <table:table-cell table:style-name="ce8" table:formula="of:=SUM([.L28:.Q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C29:.H29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6"/>
          <table:table-cell table:style-name="ce8" table:formula="of:=SUM([.L29:.Q2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0:.H30])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6"/>
          <table:table-cell table:style-name="ce8" table:formula="of:=SUM([.L30:.Q3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31:.H31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6"/>
          <table:table-cell table:style-name="ce8" table:formula="of:=SUM([.L31:.Q3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2:.H32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6"/>
          <table:table-cell table:style-name="ce8" table:formula="of:=SUM([.L32:.Q3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SUM([.C26:.C32])" office:value-type="float" office:value="4" calcext:value-type="float">
            <text:p>4</text:p>
          </table:table-cell>
          <table:table-cell table:style-name="ce3" table:formula="of:=SUM([.D26:.D32])" office:value-type="float" office:value="0" calcext:value-type="float">
            <text:p>0</text:p>
          </table:table-cell>
          <table:table-cell table:style-name="ce3" table:formula="of:=SUM([.E26:.E32])" office:value-type="float" office:value="0" calcext:value-type="float">
            <text:p>0</text:p>
          </table:table-cell>
          <table:table-cell table:style-name="ce3" table:formula="of:=SUM([.F26:.F32])" office:value-type="float" office:value="100" calcext:value-type="float">
            <text:p>100</text:p>
          </table:table-cell>
          <table:table-cell table:style-name="ce3" table:formula="of:=SUM([.G26:.G32])" office:value-type="float" office:value="0" calcext:value-type="float">
            <text:p>0</text:p>
          </table:table-cell>
          <table:table-cell table:style-name="ce3" table:formula="of:=SUM([.H26:.H32])" office:value-type="float" office:value="34" calcext:value-type="float">
            <text:p>34</text:p>
          </table:table-cell>
          <table:table-cell table:number-columns-repeated="3"/>
          <table:table-cell table:style-name="ce3" table:formula="of:=SUM([.L26:.L32])" office:value-type="float" office:value="0" calcext:value-type="float">
            <text:p>0</text:p>
          </table:table-cell>
          <table:table-cell table:style-name="ce3" table:formula="of:=SUM([.M26:.M32])" office:value-type="float" office:value="0" calcext:value-type="float">
            <text:p>0</text:p>
          </table:table-cell>
          <table:table-cell table:style-name="ce3" table:formula="of:=SUM([.N26:.N32])" office:value-type="float" office:value="0" calcext:value-type="float">
            <text:p>0</text:p>
          </table:table-cell>
          <table:table-cell table:style-name="ce3" table:formula="of:=SUM([.O26:.O32])" office:value-type="float" office:value="0" calcext:value-type="float">
            <text:p>0</text:p>
          </table:table-cell>
          <table:table-cell table:style-name="ce3" table:formula="of:=SUM([.P26:.P32])" office:value-type="float" office:value="0" calcext:value-type="float">
            <text:p>0</text:p>
          </table:table-cell>
          <table:table-cell table:style-name="ce3" table:formula="of:=SUM([.Q26:.Q32])" office:value-type="float" office:value="0" calcext:value-type="float">
            <text:p>0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Codifica.B37:Codifica.B42 Codifica.C37:Codifica.C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>
            <text:p>VV1.1</text:p>
          </table:table-cell>
          <table:table-cell table:style-name="ce11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7"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ce2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Costo</text:p>
          </table:table-cell>
          <table:table-cell table:formula="of:=SUM([Analisi.E35];['Analisi di Dettaglio'.E29];['Progettazione Architetturale'.E21];['Progettazione di Dettaglio'.E23];[Codifica.E43];['Verifica e Validazione'.E43])" office:value-type="float" office:value="14303" calcext:value-type="float">
            <text:p>1430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Verifica</text:p>
          </table:table-cell>
          <table:table-cell table:style-name="ce14" table:formula="of:=SUM([Analisi.E25];['Analisi di Dettaglio'.E19];['Progettazione Architetturale'.E11];['Progettazione di Dettaglio'.E13];[Codifica.E33];['Verifica e Validazione'.E33])/[.C4]" office:value-type="percentage" office:value="0.308843537414966" calcext:value-type="percentage">
            <text:p>30.88%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formula="of:=SUM([Analisi.C35];['Analisi di Dettaglio'.C29];['Progettazione Architetturale'.C21];['Progettazione di Dettaglio'.C23];[Codifica.C43];['Verifica e Validazione'.C43])"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formula="of:=SUM([Analisi.C38];['Analisi di Dettaglio'.C32];['Progettazione Architetturale'.C24];['Progettazione di Dettaglio'.C26];[Codifica.C46];['Verifica e Validazione'.C46])" office:value-type="float" office:value="6" calcext:value-type="float">
            <text:p>6</text:p>
          </table:table-cell>
          <table:table-cell table:formula="of:=SUM([Analisi.D38];['Analisi di Dettaglio'.D32];['Progettazione Architetturale'.D24];['Progettazione di Dettaglio'.D26];[Codifica.D46];['Verifica e Validazione'.D46])" office:value-type="float" office:value="10" calcext:value-type="float">
            <text:p>10</text:p>
          </table:table-cell>
          <table:table-cell table:formula="of:=SUM([Analisi.E38];['Analisi di Dettaglio'.E32];['Progettazione Architetturale'.E24];['Progettazione di Dettaglio'.E26];[Codifica.E46];['Verifica e Validazione'.E46])" office:value-type="float" office:value="13" calcext:value-type="float">
            <text:p>13</text:p>
          </table:table-cell>
          <table:table-cell table:formula="of:=SUM([Analisi.F38];['Analisi di Dettaglio'.F32];['Progettazione Architetturale'.F24];['Progettazione di Dettaglio'.F26];[Codifica.F46];['Verifica e Validazione'.F46])" office:value-type="float" office:value="28" calcext:value-type="float">
            <text:p>28</text:p>
          </table:table-cell>
          <table:table-cell table:formula="of:=SUM([Analisi.G38];['Analisi di Dettaglio'.G32];['Progettazione Architetturale'.G24];['Progettazione di Dettaglio'.G26];[Codifica.G46];['Verifica e Validazione'.G46])" office:value-type="float" office:value="14" calcext:value-type="float">
            <text:p>14</text:p>
          </table:table-cell>
          <table:table-cell table:formula="of:=SUM([Analisi.H38];['Analisi di Dettaglio'.H32];['Progettazione Architetturale'.H24];['Progettazione di Dettaglio'.H26];[Codifica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formula="of:=SUM([Analisi.C39];['Analisi di Dettaglio'.C33];['Progettazione Architetturale'.C25];['Progettazione di Dettaglio'.C27];[Codifica.C47];['Verifica e Validazione'.C47])" office:value-type="float" office:value="4" calcext:value-type="float">
            <text:p>4</text:p>
          </table:table-cell>
          <table:table-cell table:formula="of:=SUM([Analisi.D39];['Analisi di Dettaglio'.D33];['Progettazione Architetturale'.D25];['Progettazione di Dettaglio'.D27];[Codifica.D47];['Verifica e Validazione'.D47])" office:value-type="float" office:value="12" calcext:value-type="float">
            <text:p>12</text:p>
          </table:table-cell>
          <table:table-cell table:formula="of:=SUM([Analisi.E39];['Analisi di Dettaglio'.E33];['Progettazione Architetturale'.E25];['Progettazione di Dettaglio'.E27];[Codifica.E47];['Verifica e Validazione'.E47])" office:value-type="float" office:value="11" calcext:value-type="float">
            <text:p>11</text:p>
          </table:table-cell>
          <table:table-cell table:formula="of:=SUM([Analisi.F39];['Analisi di Dettaglio'.F33];['Progettazione Architetturale'.F25];['Progettazione di Dettaglio'.F27];[Codifica.F47];['Verifica e Validazione'.F47])" office:value-type="float" office:value="28" calcext:value-type="float">
            <text:p>28</text:p>
          </table:table-cell>
          <table:table-cell table:formula="of:=SUM([Analisi.G39];['Analisi di Dettaglio'.G33];['Progettazione Architetturale'.G25];['Progettazione di Dettaglio'.G27];[Codifica.G47];['Verifica e Validazione'.G47])" office:value-type="float" office:value="23" calcext:value-type="float">
            <text:p>23</text:p>
          </table:table-cell>
          <table:table-cell table:formula="of:=SUM([Analisi.H39];['Analisi di Dettaglio'.H33];['Progettazione Architetturale'.H25];['Progettazione di Dettaglio'.H27];[Codifica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C29]" office:value-type="float" office:value="26" calcext:value-type="float">
            <text:p>26</text:p>
          </table:table-cell>
          <table:table-cell table:formula="of:=['Analisi di Dettaglio'.E29]"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formula="of:=SUM([Analisi.C40];['Analisi di Dettaglio'.C34];['Progettazione Architetturale'.C26];['Progettazione di Dettaglio'.C28];[Codifica.C48];['Verifica e Validazione'.C48])" office:value-type="float" office:value="6" calcext:value-type="float">
            <text:p>6</text:p>
          </table:table-cell>
          <table:table-cell table:formula="of:=SUM([Analisi.D40];['Analisi di Dettaglio'.D34];['Progettazione Architetturale'.D26];['Progettazione di Dettaglio'.D28];[Codifica.D48];['Verifica e Validazione'.D48])" office:value-type="float" office:value="13" calcext:value-type="float">
            <text:p>13</text:p>
          </table:table-cell>
          <table:table-cell table:formula="of:=SUM([Analisi.E40];['Analisi di Dettaglio'.E34];['Progettazione Architetturale'.E26];['Progettazione di Dettaglio'.E28];[Codifica.E48];['Verifica e Validazione'.E48])" office:value-type="float" office:value="8" calcext:value-type="float">
            <text:p>8</text:p>
          </table:table-cell>
          <table:table-cell table:formula="of:=SUM([Analisi.F40];['Analisi di Dettaglio'.F34];['Progettazione Architetturale'.F26];['Progettazione di Dettaglio'.F28];[Codifica.F48];['Verifica e Validazione'.F48])" office:value-type="float" office:value="35" calcext:value-type="float">
            <text:p>35</text:p>
          </table:table-cell>
          <table:table-cell table:formula="of:=SUM([Analisi.G40];['Analisi di Dettaglio'.G34];['Progettazione Architetturale'.G26];['Progettazione di Dettaglio'.G28];[Codifica.G48];['Verifica e Validazione'.G48])" office:value-type="float" office:value="14" calcext:value-type="float">
            <text:p>14</text:p>
          </table:table-cell>
          <table:table-cell table:formula="of:=SUM([Analisi.H40];['Analisi di Dettaglio'.H34];['Progettazione Architetturale'.H26];['Progettazione di Dettaglio'.H28];[Codifica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C21]" office:value-type="float" office:value="81" calcext:value-type="float">
            <text:p>81</text:p>
          </table:table-cell>
          <table:table-cell table:formula="of:=['Progettazione Architetturale'.E21]" office:value-type="float" office:value="1658" calcext:value-type="float">
            <text:p>1658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formula="of:=SUM([Analisi.C41];['Analisi di Dettaglio'.C35];['Progettazione Architetturale'.C27];['Progettazione di Dettaglio'.C29];[Codifica.C49];['Verifica e Validazione'.C49])" office:value-type="float" office:value="8" calcext:value-type="float">
            <text:p>8</text:p>
          </table:table-cell>
          <table:table-cell table:formula="of:=SUM([Analisi.D41];['Analisi di Dettaglio'.D35];['Progettazione Architetturale'.D27];['Progettazione di Dettaglio'.D29];[Codifica.D49];['Verifica e Validazione'.D49])" office:value-type="float" office:value="14" calcext:value-type="float">
            <text:p>14</text:p>
          </table:table-cell>
          <table:table-cell table:formula="of:=SUM([Analisi.E41];['Analisi di Dettaglio'.E35];['Progettazione Architetturale'.E27];['Progettazione di Dettaglio'.E29];[Codifica.E49];['Verifica e Validazione'.E49])" office:value-type="float" office:value="19" calcext:value-type="float">
            <text:p>19</text:p>
          </table:table-cell>
          <table:table-cell table:formula="of:=SUM([Analisi.F41];['Analisi di Dettaglio'.F35];['Progettazione Architetturale'.F27];['Progettazione di Dettaglio'.F29];[Codifica.F49];['Verifica e Validazione'.F49])" office:value-type="float" office:value="23" calcext:value-type="float">
            <text:p>23</text:p>
          </table:table-cell>
          <table:table-cell table:formula="of:=SUM([Analisi.G41];['Analisi di Dettaglio'.G35];['Progettazione Architetturale'.G27];['Progettazione di Dettaglio'.G29];[Codifica.G49];['Verifica e Validazione'.G49])" office:value-type="float" office:value="14" calcext:value-type="float">
            <text:p>14</text:p>
          </table:table-cell>
          <table:table-cell table:formula="of:=SUM([Analisi.H41];['Analisi di Dettaglio'.H35];['Progettazione Architetturale'.H27];['Progettazione di Dettaglio'.H29];[Codifica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C23]" office:value-type="float" office:value="138" calcext:value-type="float">
            <text:p>138</text:p>
          </table:table-cell>
          <table:table-cell table:formula="of:=['Progettazione di Dettaglio'.E23]" office:value-type="float" office:value="2830" calcext:value-type="float">
            <text:p>2830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formula="of:=SUM([Analisi.C42];['Analisi di Dettaglio'.C36];['Progettazione Architetturale'.C28];['Progettazione di Dettaglio'.C30];[Codifica.C50];['Verifica e Validazione'.C50])" office:value-type="float" office:value="5" calcext:value-type="float">
            <text:p>5</text:p>
          </table:table-cell>
          <table:table-cell table:formula="of:=SUM([Analisi.D42];['Analisi di Dettaglio'.D36];['Progettazione Architetturale'.D28];['Progettazione di Dettaglio'.D30];[Codifica.D50];['Verifica e Validazione'.D50])" office:value-type="float" office:value="13" calcext:value-type="float">
            <text:p>13</text:p>
          </table:table-cell>
          <table:table-cell table:formula="of:=SUM([Analisi.E42];['Analisi di Dettaglio'.E36];['Progettazione Architetturale'.E28];['Progettazione di Dettaglio'.E30];[Codifica.E50];['Verifica e Validazione'.E50])" office:value-type="float" office:value="11" calcext:value-type="float">
            <text:p>11</text:p>
          </table:table-cell>
          <table:table-cell table:formula="of:=SUM([Analisi.F42];['Analisi di Dettaglio'.F36];['Progettazione Architetturale'.F28];['Progettazione di Dettaglio'.F30];[Codifica.F50];['Verifica e Validazione'.F50])" office:value-type="float" office:value="30" calcext:value-type="float">
            <text:p>30</text:p>
          </table:table-cell>
          <table:table-cell table:formula="of:=SUM([Analisi.G42];['Analisi di Dettaglio'.G36];['Progettazione Architetturale'.G28];['Progettazione di Dettaglio'.G30];[Codifica.G50];['Verifica e Validazione'.G50])" office:value-type="float" office:value="13" calcext:value-type="float">
            <text:p>13</text:p>
          </table:table-cell>
          <table:table-cell table:formula="of:=SUM([Analisi.H42];['Analisi di Dettaglio'.H36];['Progettazione Architetturale'.H28];['Progettazione di Dettaglio'.H30];[Codifica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C43]" office:value-type="float" office:value="203" calcext:value-type="float">
            <text:p>203</text:p>
          </table:table-cell>
          <table:table-cell table:formula="of:=[Codifica.E43]" office:value-type="float" office:value="3453" calcext:value-type="float">
            <text:p>3453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formula="of:=SUM([Analisi.C43];['Analisi di Dettaglio'.C37];['Progettazione Architetturale'.C29];['Progettazione di Dettaglio'.C31];[Codifica.C51];['Verifica e Validazione'.C51])" office:value-type="float" office:value="5" calcext:value-type="float">
            <text:p>5</text:p>
          </table:table-cell>
          <table:table-cell table:formula="of:=SUM([Analisi.D43];['Analisi di Dettaglio'.D37];['Progettazione Architetturale'.D29];['Progettazione di Dettaglio'.D31];[Codifica.D51];['Verifica e Validazione'.D51])" office:value-type="float" office:value="7" calcext:value-type="float">
            <text:p>7</text:p>
          </table:table-cell>
          <table:table-cell table:formula="of:=SUM([Analisi.E43];['Analisi di Dettaglio'.E37];['Progettazione Architetturale'.E29];['Progettazione di Dettaglio'.E31];[Codifica.E51];['Verifica e Validazione'.E51])" office:value-type="float" office:value="11" calcext:value-type="float">
            <text:p>11</text:p>
          </table:table-cell>
          <table:table-cell table:formula="of:=SUM([Analisi.F43];['Analisi di Dettaglio'.F37];['Progettazione Architetturale'.F29];['Progettazione di Dettaglio'.F31];[Codifica.F51];['Verifica e Validazione'.F51])" office:value-type="float" office:value="36" calcext:value-type="float">
            <text:p>36</text:p>
          </table:table-cell>
          <table:table-cell table:formula="of:=SUM([Analisi.G43];['Analisi di Dettaglio'.G37];['Progettazione Architetturale'.G29];['Progettazione di Dettaglio'.G31];[Codifica.G51];['Verifica e Validazione'.G51])" office:value-type="float" office:value="13" calcext:value-type="float">
            <text:p>13</text:p>
          </table:table-cell>
          <table:table-cell table:formula="of:=SUM([Analisi.H43];['Analisi di Dettaglio'.H37];['Progettazione Architetturale'.H29];['Progettazione di Dettaglio'.H31];[Codifica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formula="of:=SUM([Analisi.C44];['Analisi di Dettaglio'.C38];['Progettazione Architetturale'.C30];['Progettazione di Dettaglio'.C32];[Codifica.C52];['Verifica e Validazione'.C52])" office:value-type="float" office:value="8" calcext:value-type="float">
            <text:p>8</text:p>
          </table:table-cell>
          <table:table-cell table:formula="of:=SUM([Analisi.D44];['Analisi di Dettaglio'.D38];['Progettazione Architetturale'.D30];['Progettazione di Dettaglio'.D32];[Codifica.D52];['Verifica e Validazione'.D52])" office:value-type="float" office:value="4" calcext:value-type="float">
            <text:p>4</text:p>
          </table:table-cell>
          <table:table-cell table:formula="of:=SUM([Analisi.E44];['Analisi di Dettaglio'.E38];['Progettazione Architetturale'.E30];['Progettazione di Dettaglio'.E32];[Codifica.E52];['Verifica e Validazione'.E52])" office:value-type="float" office:value="9" calcext:value-type="float">
            <text:p>9</text:p>
          </table:table-cell>
          <table:table-cell table:formula="of:=SUM([Analisi.F44];['Analisi di Dettaglio'.F38];['Progettazione Architetturale'.F30];['Progettazione di Dettaglio'.F32];[Codifica.F52];['Verifica e Validazione'.F52])" office:value-type="float" office:value="29" calcext:value-type="float">
            <text:p>29</text:p>
          </table:table-cell>
          <table:table-cell table:formula="of:=SUM([Analisi.G44];['Analisi di Dettaglio'.G38];['Progettazione Architetturale'.G30];['Progettazione di Dettaglio'.G32];[Codifica.G52];['Verifica e Validazione'.G52])" office:value-type="float" office:value="22" calcext:value-type="float">
            <text:p>22</text:p>
          </table:table-cell>
          <table:table-cell table:formula="of:=SUM([Analisi.H44];['Analisi di Dettaglio'.H38];['Progettazione Architetturale'.H30];['Progettazione di Dettaglio'.H32];[Codifica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2])" office:value-type="float" office:value="735" calcext:value-type="float">
            <text:p>735</text:p>
          </table:table-cell>
          <table:table-cell table:style-name="ce3" table:formula="of:=SUM([.M7:.M12])" office:value-type="float" office:value="14303" calcext:value-type="float">
            <text:p>14303</text:p>
          </table:table-cell>
        </table:table-row>
        <table:table-row table:style-name="ro1">
          <table:table-cell/>
          <table:table-cell table:style-name="Default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SUM([Analisi.C29];['Analisi di Dettaglio'.C23];['Progettazione Architetturale'.C15];['Progettazione di Dettaglio'.C17];[Codifica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SUM([Analisi.C30];['Analisi di Dettaglio'.C24];['Progettazione Architetturale'.C16];['Progettazione di Dettaglio'.C18];[Codifica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SUM([Analisi.C31];['Analisi di Dettaglio'.C25];['Progettazione Architetturale'.C17];['Progettazione di Dettaglio'.C19];[Codifica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Analisi.C32];['Analisi di Dettaglio'.C26];['Progettazione Architetturale'.C18];['Progettazione di Dettaglio'.C20];[Codifica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SUM([Analisi.C33];['Analisi di Dettaglio'.C27];['Progettazione Architetturale'.C19];['Progettazione di Dettaglio'.C21];[Codifica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Analisi.C34];['Analisi di Dettaglio'.C28];['Progettazione Architetturale'.C20];['Progettazione di Dettaglio'.C22];[Codifica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6:27:15.189677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31M15S</meta:editing-duration>
    <meta:editing-cycles>88</meta:editing-cycles>
    <meta:generator>LibreOffice/4.2.8.2$Linux_X86_64 LibreOffice_project/420m0$Build-2</meta:generator>
    <dc:date>2016-03-19T10:39:13.530895869</dc:date>
    <meta:document-statistic meta:table-count="7" meta:cell-count="1260" meta:object-count="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7:Analisi.H44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5:'Progettazione Architetturale'.C20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5:'Progettazione Architetturale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5:'Progettazione Architetturale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5:'Progettazione Architetturale'.B20</svg:desc>
                </draw:g>
              </table:table-cell>
              <table:table-cell office:value-type="float" office:value="2">
                <text:p>2</text:p>
                <draw:g>
                  <svg:desc>'Progettazione Architetturale'.C15:'Progettazione Architetturale'.C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K23:Analisi.Q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'.B17:'Progettazione di Dettaglio'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'.B17:'Progettazione di Dettaglio'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7:'Progettazione di Dettaglio'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7:'Progettazione di Dettaglio'.B22</svg:desc>
                </draw:g>
              </table:table-cell>
              <table:table-cell office:value-type="float" office:value="4">
                <text:p>4</text:p>
                <draw:g>
                  <svg:desc>'Progettazione di Dettaglio'.C17:'Progettazione di Dettaglio'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'.B25:'Progettazione di Dettaglio'.H3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'.B26:'Progettazione di Dettaglio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6:'Progettazione di Dettaglio'.C32" chart:label-cell-address="'Progettazione di Dettaglio'.C25:'Progettazione di Dettaglio'.C25" chart:class="chart:bar">
            <chart:data-point chart:repeated="7"/>
          </chart:series>
          <chart:series chart:style-name="ch8" chart:values-cell-range-address="'Progettazione di Dettaglio'.D26:'Progettazione di Dettaglio'.D32" chart:label-cell-address="'Progettazione di Dettaglio'.D25:'Progettazione di Dettaglio'.D25" chart:class="chart:bar">
            <chart:data-point chart:repeated="7"/>
          </chart:series>
          <chart:series chart:style-name="ch9" chart:values-cell-range-address="'Progettazione di Dettaglio'.E26:'Progettazione di Dettaglio'.E32" chart:label-cell-address="'Progettazione di Dettaglio'.E25:'Progettazione di Dettaglio'.E25" chart:class="chart:bar">
            <chart:data-point chart:repeated="7"/>
          </chart:series>
          <chart:series chart:style-name="ch10" chart:values-cell-range-address="'Progettazione di Dettaglio'.F26:'Progettazione di Dettaglio'.F32" chart:label-cell-address="'Progettazione di Dettaglio'.F25:'Progettazione di Dettaglio'.F25" chart:class="chart:bar">
            <chart:data-point chart:repeated="7"/>
          </chart:series>
          <chart:series chart:style-name="ch11" chart:values-cell-range-address="'Progettazione di Dettaglio'.G26:'Progettazione di Dettaglio'.G32" chart:label-cell-address="'Progettazione di Dettaglio'.G25:'Progettazione di Dettaglio'.G25" chart:class="chart:bar">
            <chart:data-point chart:repeated="7"/>
          </chart:series>
          <chart:series chart:style-name="ch12" chart:values-cell-range-address="'Progettazione di Dettaglio'.H26:'Progettazione di Dettaglio'.H32" chart:label-cell-address="'Progettazione di Dettaglio'.H25:'Progettazione di Dettaglio'.H2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5:'Progettazione di Dettaglio'.C25</svg:desc>
                </draw:g>
              </table:table-cell>
              <table:table-cell office:value-type="string">
                <text:p>Am</text:p>
                <draw:g>
                  <svg:desc>'Progettazione di Dettaglio'.D25:'Progettazione di Dettaglio'.D25</svg:desc>
                </draw:g>
              </table:table-cell>
              <table:table-cell office:value-type="string">
                <text:p>An</text:p>
                <draw:g>
                  <svg:desc>'Progettazione di Dettaglio'.E25:'Progettazione di Dettaglio'.E25</svg:desc>
                </draw:g>
              </table:table-cell>
              <table:table-cell office:value-type="string">
                <text:p>Pg</text:p>
                <draw:g>
                  <svg:desc>'Progettazione di Dettaglio'.F25:'Progettazione di Dettaglio'.F25</svg:desc>
                </draw:g>
              </table:table-cell>
              <table:table-cell office:value-type="string">
                <text:p>Pr</text:p>
                <draw:g>
                  <svg:desc>'Progettazione di Dettaglio'.G25:'Progettazione di Dettaglio'.G25</svg:desc>
                </draw:g>
              </table:table-cell>
              <table:table-cell office:value-type="string">
                <text:p>Ve</text:p>
                <draw:g>
                  <svg:desc>'Progettazione di Dettaglio'.H25:'Progettazione di Dettaglio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6:'Progettazione di Dettaglio'.B32</svg:desc>
                </draw:g>
              </table:table-cell>
              <table:table-cell office:value-type="float" office:value="NaN">
                <text:p>NaN</text:p>
                <draw:g>
                  <svg:desc>'Progettazione di Dettaglio'.C26:'Progettazione di Dettaglio'.C32</svg:desc>
                </draw:g>
              </table:table-cell>
              <table:table-cell office:value-type="float" office:value="NaN">
                <text:p>NaN</text:p>
                <draw:g>
                  <svg:desc>'Progettazione di Dettaglio'.D26:'Progettazione di Dettaglio'.D32</svg:desc>
                </draw:g>
              </table:table-cell>
              <table:table-cell office:value-type="float" office:value="NaN">
                <text:p>NaN</text:p>
                <draw:g>
                  <svg:desc>'Progettazione di Dettaglio'.E26:'Progettazione di Dettaglio'.E32</svg:desc>
                </draw:g>
              </table:table-cell>
              <table:table-cell office:value-type="float" office:value="15">
                <text:p>15</text:p>
                <draw:g>
                  <svg:desc>'Progettazione di Dettaglio'.F26:'Progettazione di Dettaglio'.F32</svg:desc>
                </draw:g>
              </table:table-cell>
              <table:table-cell office:value-type="float" office:value="NaN">
                <text:p>NaN</text:p>
                <draw:g>
                  <svg:desc>'Progettazione di Dettaglio'.G26:'Progettazione di Dettaglio'.G32</svg:desc>
                </draw:g>
              </table:table-cell>
              <table:table-cell office:value-type="float" office:value="4">
                <text:p>4</text:p>
                <draw:g>
                  <svg:desc>'Progettazione di Dettaglio'.H26:'Progettazione di Dettaglio'.H3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3:'Analisi di Dettaglio'.C28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3:'Analisi di Dettaglio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3:'Analisi di Dettaglio'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3:'Analisi di Dettaglio'.B28</svg:desc>
                </draw:g>
              </table:table-cell>
              <table:table-cell office:value-type="float" office:value="2">
                <text:p>2</text:p>
                <draw:g>
                  <svg:desc>'Analisi di Dettaglio'.C23:'Analisi di Dettaglio'.C2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Analisi di Dettaglio'.K17:'Analisi di Dettaglio'.Q19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Analisi di Dettaglio'.L17:'Analisi di Dettaglio'.Q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8:'Analisi di Dettaglio'.Q18" chart:label-cell-address="'Analisi di Dettaglio'.K18:'Analisi di Dettaglio'.K18" chart:class="chart:bar">
            <chart:data-point chart:repeated="6"/>
          </chart:series>
          <chart:series chart:style-name="ch8" chart:values-cell-range-address="'Analisi di Dettaglio'.L19:'Analisi di Dettaglio'.Q19" chart:label-cell-address="'Analisi di Dettaglio'.K19:'Analisi di Dettaglio'.K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7:'Analisi di Dettaglio'.Q17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8:'Analisi di Dettaglio'.K18</svg:desc>
                </draw:g>
              </table:table-cell>
              <table:table-cell office:value-type="float" office:value="2">
                <text:p>2</text:p>
                <draw:g>
                  <svg:desc>'Analisi di Dettaglio'.L18:'Analisi di Dettaglio'.Q1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9:'Analisi di Dettaglio'.K19</svg:desc>
                </draw:g>
              </table:table-cell>
              <table:table-cell office:value-type="float" office:value="10">
                <text:p>10</text:p>
                <draw:g>
                  <svg:desc>'Analisi di Dettaglio'.L19:'Analisi di Dettaglio'.Q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31:'Analisi di Dettaglio'.H38" chart:data-source-has-labels="both" svg:x="0.32cm" svg:y="0.18cm" svg:width="14.076cm" svg:height="8.64cm">
          <chartooo:coordinate-region svg:x="3.137cm" svg:y="0.18cm" svg:width="11.165cm" svg:height="7.993cm"/>
          <chart:axis chart:dimension="x" chart:name="primary-x" chart:style-name="ch4" chartooo:axis-type="auto">
            <chartooo:date-scale/>
            <chart:categories table:cell-range-address="'Analisi di Dettaglio'.B32:'Analisi di Dettaglio'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32:'Analisi di Dettaglio'.C38" chart:label-cell-address="'Analisi di Dettaglio'.C31:'Analisi di Dettaglio'.C31" chart:class="chart:bar">
            <chart:data-point chart:repeated="7"/>
          </chart:series>
          <chart:series chart:style-name="ch8" chart:values-cell-range-address="'Analisi di Dettaglio'.D32:'Analisi di Dettaglio'.D38" chart:label-cell-address="'Analisi di Dettaglio'.D31:'Analisi di Dettaglio'.D31" chart:class="chart:bar">
            <chart:data-point chart:repeated="7"/>
          </chart:series>
          <chart:series chart:style-name="ch9" chart:values-cell-range-address="'Analisi di Dettaglio'.E32:'Analisi di Dettaglio'.E38" chart:label-cell-address="'Analisi di Dettaglio'.E31:'Analisi di Dettaglio'.E31" chart:class="chart:bar">
            <chart:data-point chart:repeated="7"/>
          </chart:series>
          <chart:series chart:style-name="ch10" chart:values-cell-range-address="'Analisi di Dettaglio'.F32:'Analisi di Dettaglio'.F38" chart:label-cell-address="'Analisi di Dettaglio'.F31:'Analisi di Dettaglio'.F31" chart:class="chart:bar">
            <chart:data-point chart:repeated="7"/>
          </chart:series>
          <chart:series chart:style-name="ch11" chart:values-cell-range-address="'Analisi di Dettaglio'.G32:'Analisi di Dettaglio'.G38" chart:label-cell-address="'Analisi di Dettaglio'.G31:'Analisi di Dettaglio'.G31" chart:class="chart:bar">
            <chart:data-point chart:repeated="7"/>
          </chart:series>
          <chart:series chart:style-name="ch12" chart:values-cell-range-address="'Analisi di Dettaglio'.H32:'Analisi di Dettaglio'.H38" chart:label-cell-address="'Analisi di Dettaglio'.H31:'Analisi di Dettaglio'.H3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31:'Analisi di Dettaglio'.C31</svg:desc>
                </draw:g>
              </table:table-cell>
              <table:table-cell office:value-type="string">
                <text:p>Am</text:p>
                <draw:g>
                  <svg:desc>'Analisi di Dettaglio'.D31:'Analisi di Dettaglio'.D31</svg:desc>
                </draw:g>
              </table:table-cell>
              <table:table-cell office:value-type="string">
                <text:p>An</text:p>
                <draw:g>
                  <svg:desc>'Analisi di Dettaglio'.E31:'Analisi di Dettaglio'.E31</svg:desc>
                </draw:g>
              </table:table-cell>
              <table:table-cell office:value-type="string">
                <text:p>Pg</text:p>
                <draw:g>
                  <svg:desc>'Analisi di Dettaglio'.F31:'Analisi di Dettaglio'.F31</svg:desc>
                </draw:g>
              </table:table-cell>
              <table:table-cell office:value-type="string">
                <text:p>Pr</text:p>
                <draw:g>
                  <svg:desc>'Analisi di Dettaglio'.G31:'Analisi di Dettaglio'.G31</svg:desc>
                </draw:g>
              </table:table-cell>
              <table:table-cell office:value-type="string">
                <text:p>Ve</text:p>
                <draw:g>
                  <svg:desc>'Analisi di Dettaglio'.H31:'Analisi di Dettaglio'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32:'Analisi di Dettaglio'.B38</svg:desc>
                </draw:g>
              </table:table-cell>
              <table:table-cell office:value-type="float" office:value="NaN">
                <text:p>NaN</text:p>
                <draw:g>
                  <svg:desc>'Analisi di Dettaglio'.C32:'Analisi di Dettaglio'.C38</svg:desc>
                </draw:g>
              </table:table-cell>
              <table:table-cell office:value-type="float" office:value="NaN">
                <text:p>NaN</text:p>
                <draw:g>
                  <svg:desc>'Analisi di Dettaglio'.D32:'Analisi di Dettaglio'.D38</svg:desc>
                </draw:g>
              </table:table-cell>
              <table:table-cell office:value-type="float" office:value="5">
                <text:p>5</text:p>
                <draw:g>
                  <svg:desc>'Analisi di Dettaglio'.E32:'Analisi di Dettaglio'.E38</svg:desc>
                </draw:g>
              </table:table-cell>
              <table:table-cell office:value-type="float" office:value="NaN">
                <text:p>NaN</text:p>
                <draw:g>
                  <svg:desc>'Analisi di Dettaglio'.F32:'Analisi di Dettaglio'.F38</svg:desc>
                </draw:g>
              </table:table-cell>
              <table:table-cell office:value-type="float" office:value="NaN">
                <text:p>NaN</text:p>
                <draw:g>
                  <svg:desc>'Analisi di Dettaglio'.G32:'Analisi di Dettaglio'.G38</svg:desc>
                </draw:g>
              </table:table-cell>
              <table:table-cell office:value-type="float" office:value="NaN">
                <text:p>NaN</text:p>
                <draw:g>
                  <svg:desc>'Analisi di Dettaglio'.H32:'Analisi di Dettaglio'.H3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Architetturale'.K9:'Progettazione Architetturale'.Q11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Progettazione Architetturale'.L9:'Progettazione Architetturale'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L10:'Progettazione Architetturale'.Q10" chart:label-cell-address="'Progettazione Architetturale'.K10:'Progettazione Architetturale'.K10" chart:class="chart:bar">
            <chart:data-point chart:repeated="6"/>
          </chart:series>
          <chart:series chart:style-name="ch8" chart:values-cell-range-address="'Progettazione Architetturale'.L11:'Progettazione Architetturale'.Q11" chart:label-cell-address="'Progettazione Architetturale'.K11:'Progettazione Architetturale'.K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L9:'Progettazione Architetturale'.Q9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Architetturale'.K10:'Progettazione Architetturale'.K10</svg:desc>
                </draw:g>
              </table:table-cell>
              <table:table-cell office:value-type="float" office:value="2">
                <text:p>2</text:p>
                <draw:g>
                  <svg:desc>'Progettazione Architetturale'.L10:'Progettazione Architetturale'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Architetturale'.K11:'Progettazione Architetturale'.K11</svg:desc>
                </draw:g>
              </table:table-cell>
              <table:table-cell office:value-type="float" office:value="NaN">
                <text:p>NaN</text:p>
                <draw:g>
                  <svg:desc>'Progettazione Architetturale'.L11:'Progettazione Architetturale'.Q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di Dettaglio'.K11:'Progettazione di Dettaglio'.Q13" chart:data-source-has-labels="both" svg:x="0.32cm" svg:y="0.18cm" svg:width="12.726cm" svg:height="8.64cm">
          <chartooo:coordinate-region svg:x="1.127cm" svg:y="0.379cm" svg:width="11.919cm" svg:height="7.794cm"/>
          <chart:axis chart:dimension="x" chart:name="primary-x" chart:style-name="ch4" chartooo:axis-type="auto">
            <chartooo:date-scale/>
            <chart:categories table:cell-range-address="'Progettazione di Dettaglio'.L11:'Progettazione di Dettaglio'.Q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L12:'Progettazione di Dettaglio'.Q12" chart:label-cell-address="'Progettazione di Dettaglio'.K12:'Progettazione di Dettaglio'.K12" chart:class="chart:bar">
            <chart:data-point chart:repeated="6"/>
          </chart:series>
          <chart:series chart:style-name="ch8" chart:values-cell-range-address="'Progettazione di Dettaglio'.L13:'Progettazione di Dettaglio'.Q13" chart:label-cell-address="'Progettazione di Dettaglio'.K13:'Progettazione di Dettaglio'.K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L11:'Progettazione di Dettaglio'.Q1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di Dettaglio'.K12:'Progettazione di Dettaglio'.K12</svg:desc>
                </draw:g>
              </table:table-cell>
              <table:table-cell office:value-type="float" office:value="4">
                <text:p>4</text:p>
                <draw:g>
                  <svg:desc>'Progettazione di Dettaglio'.L12:'Progettazione di Dettaglio'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di Dettaglio'.K13:'Progettazione di Dettaglio'.K13</svg:desc>
                </draw:g>
              </table:table-cell>
              <table:table-cell office:value-type="float" office:value="NaN">
                <text:p>NaN</text:p>
                <draw:g>
                  <svg:desc>'Progettazione di Dettaglio'.L13:'Progettazione di Dettaglio'.Q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5:'Verifica e Validazione'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5:Codifica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6:Riepilogo.H13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23:'Progettazione Architetturale'.H30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4:'Progettazione Architetturale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4:'Progettazione Architetturale'.C30" chart:label-cell-address="'Progettazione Architetturale'.C23:'Progettazione Architetturale'.C23" chart:class="chart:bar">
            <chart:data-point chart:repeated="7"/>
          </chart:series>
          <chart:series chart:style-name="ch8" chart:values-cell-range-address="'Progettazione Architetturale'.D24:'Progettazione Architetturale'.D30" chart:label-cell-address="'Progettazione Architetturale'.D23:'Progettazione Architetturale'.D23" chart:class="chart:bar">
            <chart:data-point chart:repeated="7"/>
          </chart:series>
          <chart:series chart:style-name="ch9" chart:values-cell-range-address="'Progettazione Architetturale'.E24:'Progettazione Architetturale'.E30" chart:label-cell-address="'Progettazione Architetturale'.E23:'Progettazione Architetturale'.E23" chart:class="chart:bar">
            <chart:data-point chart:repeated="7"/>
          </chart:series>
          <chart:series chart:style-name="ch10" chart:values-cell-range-address="'Progettazione Architetturale'.F24:'Progettazione Architetturale'.F30" chart:label-cell-address="'Progettazione Architetturale'.F23:'Progettazione Architetturale'.F23" chart:class="chart:bar">
            <chart:data-point chart:repeated="7"/>
          </chart:series>
          <chart:series chart:style-name="ch11" chart:values-cell-range-address="'Progettazione Architetturale'.G24:'Progettazione Architetturale'.G30" chart:label-cell-address="'Progettazione Architetturale'.G23:'Progettazione Architetturale'.G23" chart:class="chart:bar">
            <chart:data-point chart:repeated="7"/>
          </chart:series>
          <chart:series chart:style-name="ch12" chart:values-cell-range-address="'Progettazione Architetturale'.H24:'Progettazione Architetturale'.H30" chart:label-cell-address="'Progettazione Architetturale'.H23:'Progettazione Architetturale'.H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3:'Progettazione Architetturale'.C23</svg:desc>
                </draw:g>
              </table:table-cell>
              <table:table-cell office:value-type="string">
                <text:p>Am</text:p>
                <draw:g>
                  <svg:desc>'Progettazione Architetturale'.D23:'Progettazione Architetturale'.D23</svg:desc>
                </draw:g>
              </table:table-cell>
              <table:table-cell office:value-type="string">
                <text:p>An</text:p>
                <draw:g>
                  <svg:desc>'Progettazione Architetturale'.E23:'Progettazione Architetturale'.E23</svg:desc>
                </draw:g>
              </table:table-cell>
              <table:table-cell office:value-type="string">
                <text:p>Pg</text:p>
                <draw:g>
                  <svg:desc>'Progettazione Architetturale'.F23:'Progettazione Architetturale'.F23</svg:desc>
                </draw:g>
              </table:table-cell>
              <table:table-cell office:value-type="string">
                <text:p>Pr</text:p>
                <draw:g>
                  <svg:desc>'Progettazione Architetturale'.G23:'Progettazione Architetturale'.G23</svg:desc>
                </draw:g>
              </table:table-cell>
              <table:table-cell office:value-type="string">
                <text:p>Ve</text:p>
                <draw:g>
                  <svg:desc>'Progettazione Architetturale'.H23:'Progettazione Architettural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4:'Progettazione Architetturale'.B30</svg:desc>
                </draw:g>
              </table:table-cell>
              <table:table-cell office:value-type="float" office:value="NaN">
                <text:p>NaN</text:p>
                <draw:g>
                  <svg:desc>'Progettazione Architetturale'.C24:'Progettazione Architetturale'.C30</svg:desc>
                </draw:g>
              </table:table-cell>
              <table:table-cell office:value-type="float" office:value="NaN">
                <text:p>NaN</text:p>
                <draw:g>
                  <svg:desc>'Progettazione Architetturale'.D24:'Progettazione Architetturale'.D30</svg:desc>
                </draw:g>
              </table:table-cell>
              <table:table-cell office:value-type="float" office:value="NaN">
                <text:p>NaN</text:p>
                <draw:g>
                  <svg:desc>'Progettazione Architetturale'.E24:'Progettazione Architetturale'.E30</svg:desc>
                </draw:g>
              </table:table-cell>
              <table:table-cell office:value-type="float" office:value="8">
                <text:p>8</text:p>
                <draw:g>
                  <svg:desc>'Progettazione Architetturale'.F24:'Progettazione Architetturale'.F30</svg:desc>
                </draw:g>
              </table:table-cell>
              <table:table-cell office:value-type="float" office:value="NaN">
                <text:p>NaN</text:p>
                <draw:g>
                  <svg:desc>'Progettazione Architetturale'.G24:'Progettazione Architetturale'.G30</svg:desc>
                </draw:g>
              </table:table-cell>
              <table:table-cell office:value-type="float" office:value="3">
                <text:p>3</text:p>
                <draw:g>
                  <svg:desc>'Progettazione Architetturale'.H24:'Progettazione Architetturale'.H30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